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ec13b" officeooo:paragraph-rsid="001ec13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44pt" officeooo:rsid="001ec13b" officeooo:paragraph-rsid="001ec13b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font-size="14pt" officeooo:rsid="001ec13b" officeooo:paragraph-rsid="001ec13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ec13b" officeooo:paragraph-rsid="001ec13b" style:font-size-asian="32pt" style:font-size-complex="32pt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ec13b"/>
    </style:style>
    <style:style style:name="P6" style:family="paragraph" style:parent-style-name="Text_20_body">
      <style:paragraph-properties fo:line-height="150%" fo:text-align="start" style:justify-single-word="false"/>
      <style:text-properties officeooo:rsid="0025c554" officeooo:paragraph-rsid="0025c554"/>
    </style:style>
    <style:style style:name="P7" style:family="paragraph" style:parent-style-name="Text_20_body" style:list-style-name="L2">
      <style:paragraph-properties fo:line-height="150%" fo:text-align="start" style:justify-single-word="false"/>
      <style:text-properties officeooo:rsid="0025c554" officeooo:paragraph-rsid="0025c554"/>
    </style:style>
    <style:style style:name="T1" style:family="text">
      <style:text-properties officeooo:rsid="0025ce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еферат</text:p>
      <text:p text:style-name="P4"><text:span text:style-name="T1">История создания и развития новых материалов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Автор: Нодири Хисравхон</text:p>
      <text:p text:style-name="P1">Группа: P3131</text:p>
      <text:p text:style-name="P1">Поток: ИНТ 4</text:p>
      <text:p text:style-name="P1">Курс обучения: 1</text:p>
      <text:p text:style-name="P5"><text:soft-page-break/><text:tab/>Одним из научно-технических вопросов, который был в центре внимания на протяжении всей истории человечества, является разработка новых материалов. В древние времена люди для своих повседневных нужд полагались на природные материалы, такие как дерево, камень и глина. Однако по мере развития цивилизаций и технического прогресса росла потребность в новых и улучшенных материалах, что привело к разработке множества новых материалов.</text:p>
      <text:p text:style-name="P5"/>
      <text:p text:style-name="P5"><text:tab/>Одним из самых ранних примеров этого было создание бронзы в древней Месопотамии и Египте. Открытие бронзы, которая представляет собой сплав меди и олова, позволило людям создавать более прочные и долговечные инструменты и оружие.</text:p>
      <text:p text:style-name="P5"/>
      <text:p text:style-name="P5"><text:tab/>Другим важным событием в истории материаловедения стало открытие железа. Железо - прочный и долговечный металл, и его использование позволило людям создать еще более совершенные инструменты и оружие. Кроме того, разработка материалов на основе железа, таких как сталь, привела к созданию множества новых продуктов и технологий.</text:p>
      <text:p text:style-name="P5"/>
      <text:p text:style-name="P5"><text:tab/>В настоящее время разработка новых материалов продолжает оставаться важной областью научно-технических исследований. Достижения в области материаловедения привели к созданию множества новых материалов с уникальными свойствами, таких как высокопрочные пластмассы и современные композитные материалы. Эти материалы используются в самых разных областях, от аэрокосмической и автомобильной промышленности до медицинских имплантатов и потребительских товаров.</text:p>
      <text:p text:style-name="P5"/>
      <text:p text:style-name="P5"><text:tab/>В целом, разработка новых материалов - это научно-техническая проблема, которая была в центре внимания на протяжении всей истории человечества, и будет оставаться важной областью исследований и разработок в будущем.</text:p>
      <text:p text:style-name="P5"/>
      <text:p text:style-name="P5"><text:tab/>Как я уже упоминал ранее, разработка новых материалов была научно-технической проблемой, представляющей большой интерес на протяжении всей истории человечества. Использование новых материалов позволило людям создать широкий спектр продуктов и технологий, которые во многом улучшили нашу жизнь.</text:p>
      <text:p text:style-name="P5"><text:soft-page-break/></text:p>
      <text:p text:style-name="P5"><text:tab/>Например, разработка стали позволила нам создавать более прочные и долговечные конструкции, такие как мосты и небоскребы. Использование пластмасс позволило нам создать широкий спектр легких и универсальных продуктов, таких как упаковочные материалы и потребительские товары. А использование современных композитных материалов позволило нам создавать продукты, которые прочнее, легче и долговечнее, чем когда-либо прежде.</text:p>
      <text:p text:style-name="P5"/>
      <text:p text:style-name="P5"><text:tab/>Помимо этих практических применений, разработка новых материалов оказала глубокое влияние на многие другие области науки и техники. Например, изучение материаловедения привело ко многим важным открытиям в области химии, физики и инженерии. Разработка новых материалов также проложила путь для многих новых технологий, таких как современные батареи и солнечные панели.</text:p>
      <text:p text:style-name="P5"/>
      <text:p text:style-name="P5"><text:tab/>В целом, разработка новых материалов - это увлекательная и важная научно-техническая проблема, и она будет оставаться областью исследований и разработок и в будущем. По мере разработки новых материалов они будут оказывать глубокое влияние на многие аспекты нашей жизни и помогут нам создавать еще более совершенные и инновационные продукты и технологии.</text:p>
      <text:p text:style-name="P5"/>
      <text:p text:style-name="P5"><text:tab/>Как уже упоминалось ранее, разработка новых материалов - это непрерывный процесс, и многие новые материалы разрабатываются и изучаются в исследовательских лабораториях по всему миру. К числу наиболее перспективных материалов, находящихся в стадии разработки, относятся графен, наноматериалы и биоматериалы.</text:p>
      <text:p text:style-name="P5"/>
      <text:p text:style-name="P5"><text:tab/>Графен - это материал, состоящий из одного слоя атомов углерода, и он обладает многими уникальными свойствами, которые делают его весьма привлекательным для широкого спектра применений. Например, графен чрезвычайно прочный и легкий, а также является отличным проводником тепла и электричества. Эти свойства делают его потенциальным кандидатом для использования в широком спектре приложений, таких как электроника, хранение энергии и конструкционные материалы.</text:p>
      <text:p text:style-name="P5"/>
      <text:p text:style-name="P5"><text:soft-page-break/><text:tab/>Наноматериалы - это материалы, состоящие из частиц с размерами в наномасштабе, что составляет одну миллиардную часть метра. Эти материалы обладают многими уникальными свойствами, которые не встречаются в сыпучих материалах, и их изучают на предмет использования в широком спектре приложений, таких как медицинская диагностика, доставка лекарств и хранение энергии.</text:p>
      <text:p text:style-name="P5"/>
      <text:p text:style-name="P5"><text:tab/>Биоматериалы - это материалы, полученные из биологических источников, таких как белки, углеводы и липиды. Эти материалы изучаются для использования в широком спектре приложений, таких как тканевая инженерия, доставка лекарств и медицинские имплантаты. Биоматериалы обладают многими уникальными свойствами, которые делают их весьма привлекательными для использования в медицинской сфере, и они способны произвести революцию во многих аспектах здравоохранения.</text:p>
      <text:p text:style-name="P5"/>
      <text:p text:style-name="P5"><text:tab/>В целом, разработка новых материалов - это захватывающая и быстро развивающаяся область, которая открывает большие перспективы для многих различных применений. По мере разработки и изучения новых материалов они будут оказывать глубокое влияние на многие аспекты нашей жизни и помогут нам создавать еще более совершенные и инновационные продукты и технологии.</text:p>
      <text:p text:style-name="P5"/>
      <text:p text:style-name="P5"><text:tab/>Одной из ключевых проблем в области материаловедения является разработка устойчивых материалов. Поскольку население планеты продолжает расти, а спрос на материалы увеличивается, растет потребность в разработке материалов, которые являются экологически чистыми и устойчивыми.</text:p>
      <text:p text:style-name="P5"/>
      <text:p text:style-name="P5"><text:tab/>Одним из подходов к решению этой задачи является разработка биоразлагаемых материалов. Это материалы, которые могут быть разложены на составные части под действием естественных процессов, например, микроорганизмов, и не производят вредных побочных продуктов при распаде. Биоразлагаемые материалы являются важной альтернативой традиционным материалам, таким как пластмассы, для разложения которых могут потребоваться сотни лет, и при этом они могут производить вредные побочные продукты.</text:p>
      <text:p text:style-name="P5"/>
      <text:p text:style-name="P5"><text:soft-page-break/><text:tab/>Другой подход к устойчивым материалам - это использование возобновляемых ресурсов. Многие традиционные материалы, такие как пластмассы и металлы, получают из невозобновляемых ресурсов, таких как ископаемое топливо. Используя материалы, полученные из возобновляемых ресурсов, например, растительных, мы можем уменьшить нашу зависимость от невозобновляемых ресурсов и помочь защитить окружающую среду.</text:p>
      <text:p text:style-name="P5"/>
      <text:p text:style-name="P5"><text:tab/>В целом, разработка устойчивых материалов является важной областью исследований в области материаловедения, и в будущем она будет оставаться в центре внимания. Поскольку мы продолжаем разрабатывать новые материалы, крайне важно учитывать их воздействие на окружающую среду и искать способы сделать их более устойчивыми. Это поможет нам создать материалы, которые будут не только функциональными и универсальными, но и экологически чистыми и устойчивыми.</text:p>
      <text:p text:style-name="P5"/>
      <text:p text:style-name="P5"><text:tab/>Помимо практического применения, разработка новых материалов также имеет важные последствия для окружающей среды. Многие новые материалы разрабатываются с акцентом на устойчивое развитие и предназначены для того, чтобы быть более экологичными и менее вредными для окружающей среды. Например, многие новые материалы разрабатываются с целью уменьшить нашу зависимость от ископаемого топлива и других невозобновляемых ресурсов.</text:p>
      <text:p text:style-name="P5"/>
      <text:p text:style-name="P5"><text:tab/>Одной из наиболее перспективных разработок в этой области является использование возобновляемых материалов, таких как пластики на основе растений и биоразлагаемые композиты. Эти материалы получают из возобновляемых источников, и они разработаны таким образом, чтобы быть более устойчивыми и менее вредными для окружающей среды. Кроме того, многие новые материалы разрабатываются с целью сокращения количества отходов и поощрения вторичной переработки, что может помочь снизить воздействие производства и утилизации материалов на окружающую среду.</text:p>
      <text:p text:style-name="P5"/>
      <text:p text:style-name="P5"/>
      <text:p text:style-name="P5"/>
      <text:p text:style-name="P5"/>
      <text:p text:style-name="P5"><text:soft-page-break/><text:tab/>В заключение следует отметить, что разработка новых материалов - это научно-техническая проблема, которая была в центре внимания на протяжении всей истории человечества. Использование новых материалов позволило людям создать широкий спектр продуктов и технологий, которые во многом улучшили нашу жизнь. С первых дней существования человеческой цивилизации люди использовали новые материалы для создания инструментов и технологий, которые сделали их жизнь проще и эффективнее.</text:p>
      <text:p text:style-name="P5"/>
      <text:p text:style-name="P5"><text:tab/>В последние годы разработка новых материалов продолжает оставаться важной областью научно-технических исследований. Достижения в области материаловедения привели к созданию множества новых материалов с уникальными свойствами, таких как графен, наноматериалы и биоматериалы. Эти материалы способны произвести революцию во многих областях, и в будущем они будут оставаться в центре внимания исследователей и разработчиков.</text:p>
      <text:p text:style-name="P5"/>
      <text:p text:style-name="P5"><text:tab/>В целом, разработка новых материалов - это интересная и важная научно-техническая проблема, и она будет продолжать оказывать глубокое влияние на многие аспекты нашей жизни. По мере разработки и изучения новых материалов они помогут нам создать еще более совершенные и инновационные продукты и технологии и сыграют решающую роль в дальнейшем прогрессе науки и техники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Источники:</text:p>
      <text:list xml:id="list2066470514" text:style-name="L2">
        <text:list-item>
          <text:p text:style-name="P7">Encyclopaedia, Britannica Бронза / Britannica Encyclopaedia. — Текст : электронный // britannica : [сайт]. — URL: https://www.britannica.com/technology/bronze (дата обращения: 1<text:span text:style-name="T1">3</text:span>.12.2022).</text:p>
        </text:list-item>
        <text:list-item>
          <text:p text:style-name="P7">Encyclopaedia, Britannica Железо / Britannica Encyclopaedia. — Текст : электронный // britannica : [сайт]. — URL: https://www.britannica.com/technology/iron (дата обращения: 1<text:span text:style-name="T1">3</text:span>.12.2022).</text:p>
        </text:list-item>
        <text:list-item>
          <text:p text:style-name="P7">Encyclopaedia, Britannica Сталь / Britannica Encyclopaedia. — Текст : электронный // britannica : [сайт]. — URL: https://www.britannica.com/technology/steel (дата обращения: 1<text:span text:style-name="T1">3</text:span>.12.2022).</text:p>
        </text:list-item>
        <text:list-item>
          <text:p text:style-name="P7">Encyclopaedia, Britannica Пластмассы / Britannica Encyclopaedia. — Текст : электронный // britannica : [сайт]. — URL: https://www.britannica.com/topic/plastics (дата обращения: 1<text:span text:style-name="T1">3</text:span>.12.2022).</text:p>
        </text:list-item>
        <text:list-item>
          <text:p text:style-name="P7">Encyclopaedia, Britannica Композиционный материал / Britannica Encyclopaedia. — Текст : электронный // britannica : [сайт]. — URL: https://www.britannica.com/technology/composite-material (дата обращения: 1<text:span text:style-name="T1">3</text:span>.12.2022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3:41:15.246654982</meta:creation-date>
    <dc:date>2022-12-12T09:49:30.315400625</dc:date>
    <meta:editing-duration>PT1H23M21S</meta:editing-duration>
    <meta:editing-cycles>5</meta:editing-cycles>
    <meta:generator>LibreOffice/7.4.2.3$Linux_X86_64 LibreOffice_project/40$Build-3</meta:generator>
    <meta:document-statistic meta:table-count="0" meta:image-count="0" meta:object-count="0" meta:page-count="7" meta:paragraph-count="35" meta:word-count="1252" meta:character-count="9997" meta:non-whitespace-character-count="8752"/>
  </office:meta>
</office:document-meta>
</file>